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39in"/>
    </style:style>
    <style:style style:name="co3" style:family="table-column">
      <style:table-column-properties fo:break-before="auto" style:column-width="1.34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font-name="Liberation Sans" style:font-name-asian="DejaVu Sans" style:font-name-complex="Lohit Hindi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Max Threads</text:p>
          </table:table-cell>
          <table:table-cell office:value-type="string">
            <text:p>Seconds</text:p>
          </table:table-cell>
          <table:table-cell table:number-columns-repeated="2"/>
          <table:table-cell office:value-type="string">
            <text:p>Total Record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2*60+15" office:value-type="float" office:value="135">
            <text:p>135</text:p>
          </table:table-cell>
          <table:table-cell table:number-columns-repeated="2"/>
          <table:table-cell office:value-type="float" office:value="3612">
            <text:p>3612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2*60+16" office:value-type="float" office:value="136">
            <text:p>1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>
            <text:p>30</text:p>
          </table:table-cell>
          <table:table-cell table:style-name="ce1" table:formula="of:=2*60+21" office:value-type="float" office:value="141">
            <text:p>1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table:style-name="ce1" table:formula="of:=2*60+44" office:value-type="float" office:value="164">
            <text:p>1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3*60+34" office:value-type="float" office:value="214">
            <text:p>2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5*60+23" office:value-type="float" office:value="323">
            <text:p>3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6*60+20" office:value-type="float" office:value="380">
            <text:p>3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7*60+23" office:value-type="float" office:value="443">
            <text:p>4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10*60+19" office:value-type="float" office:value="619">
            <text:p>6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18*60+26" office:value-type="float" office:value="1106">
            <text:p>110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>
            <draw:frame table:end-cell-address="Sheet1.F37" table:end-x="0.6303in" table:end-y="0.0102in" draw:z-index="0" draw:style-name="gr1" svg:width="4.4343in" svg:height="3.8858in" svg:x="0.2496in" svg:y="0.0209in">
              <draw:object draw:notify-on-update-of-ranges="Sheet1.B2:Sheet1.B13 Sheet1.C2:Sheet1.C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2">10/22/2010</text:date>, <text:time>23:5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rl Ostmo</meta:initial-creator>
    <meta:creation-date>2010-10-22T18:40:03</meta:creation-date>
    <dc:date>2010-10-22T23:50:10</dc:date>
    <dc:creator>Karl Ostmo</dc:creator>
    <meta:editing-duration>PT05H10M08S</meta:editing-duration>
    <meta:editing-cycles>5</meta:editing-cycles>
    <meta:generator>OpenOffice.org/3.2$Unix OpenOffice.org_project/320m19$Build-9505</meta:generator>
    <meta:document-statistic meta:table-count="3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264cm" svg:height="9.871cm" xlink:href=".." chart:class="chart:scatter" chart:style-name="ch1">
        <chart:title svg:x="3.436cm" svg:y="0.198cm" chart:style-name="ch2">
          <text:p>Total Download Times</text:p>
        </chart:title>
        <chart:subtitle svg:x="4.243cm" svg:y="0.898cm" chart:style-name="ch3">
          <text:p>(~3600 records)</text:p>
        </chart:subtitle>
        <chart:plot-area chart:style-name="ch4" table:cell-range-address="Sheet1.B2:Sheet1.C13" svg:x="0.249cm" svg:y="1.546cm" svg:width="10.79cm" svg:height="8.132cm">
          <chart:axis chart:dimension="x" chart:name="primary-x" chart:style-name="ch5">
            <chart:title svg:x="4.541cm" svg:y="9.303cm" chart:style-name="ch6">
              <text:p>Number of Threads</text:p>
            </chart:title>
          </chart:axis>
          <chart:axis chart:dimension="y" chart:name="primary-y" chart:style-name="ch7">
            <chart:title svg:x="0.226cm" svg:y="5.961cm" chart:style-name="ch8">
              <text:p>Seconds</text:p>
            </chart:title>
            <chart:grid chart:style-name="ch9" chart:class="major"/>
          </chart:axis>
          <chart:series chart:style-name="ch10" chart:values-cell-range-address="Sheet1.C2:Sheet1.C13" chart:class="chart:scatter">
            <chart:domain table:cell-range-address="Sheet1.B2:Sheet1.B13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 text:id="Sheet1.B2:Sheet1.B13">1.#NAN</text:p>
              </table:table-cell>
              <table:table-cell office:value-type="float" office:value="1.#NAN">
                <text:p text:id="Sheet1.C2:Sheet1.C13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106">
                <text:p>11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